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Header"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/>
    </style:style>
    <style:style style:name="P11" style:family="paragraph" style:parent-style-name="InfoBlue">
      <style:paragraph-properties fo:margin-left="0cm" fo:margin-right="0cm" fo:text-indent="0cm" style:auto-text-indent="false"/>
    </style:style>
    <style:style style:name="P1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abletext">
      <style:text-properties officeooo:rsid="001f72fa" officeooo:paragraph-rsid="001f72fa"/>
    </style:style>
    <style:style style:name="P16" style:family="paragraph" style:parent-style-name="Text_20_body">
      <style:text-properties fo:color="#000000" fo:font-style="normal" style:font-style-asian="normal"/>
    </style:style>
    <style:style style:name="P17" style:family="paragraph" style:parent-style-name="Text_20_body">
      <style:text-properties fo:color="#0000ff" fo:font-style="italic" style:font-style-asian="italic"/>
    </style:style>
    <style:style style:name="P18" style:family="paragraph" style:parent-style-name="Text_20_body">
      <style:text-properties officeooo:rsid="0024f812" officeooo:paragraph-rsid="0024f812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4" style:family="paragraph" style:parent-style-name="Heading" style:master-page-name="Convert_20_1">
      <style:paragraph-properties style:page-number="auto"/>
    </style:style>
    <style:style style:name="P25" style:family="paragraph" style:parent-style-name="Tabletext">
      <style:text-properties officeooo:rsid="00252698" officeooo:paragraph-rsid="00282405"/>
    </style:style>
    <style:style style:name="P26" style:family="paragraph" style:parent-style-name="Standard">
      <style:paragraph-properties fo:text-align="center" style:justify-single-word="false"/>
      <style:text-properties officeooo:paragraph-rsid="00282405"/>
    </style:style>
    <style:style style:name="P2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82405" officeooo:paragraph-rsid="00282405" style:font-size-asian="18pt" style:font-weight-asian="bold" style:font-name-complex="Arial"/>
    </style:style>
    <style:style style:name="P28" style:family="paragraph" style:parent-style-name="Heading_20_1">
      <style:paragraph-properties fo:orphans="2" fo:widows="2"/>
    </style:style>
    <style:style style:name="T1" style:family="text">
      <style:text-properties officeooo:rsid="0026ea8b"/>
    </style:style>
    <style:style style:name="T2" style:family="text">
      <style:text-properties officeooo:rsid="001f72fa"/>
    </style:style>
    <style:style style:name="T3" style:family="text">
      <style:text-properties officeooo:rsid="0021ccf1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52698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>
      <style:text-properties officeooo:rsid="0024f812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istema de Apoyo a los Puntos Limpios</text:p>
      <text:p text:style-name="P21">User Story Specification: <text:span text:style-name="T1">Presentar Estadísticas al Vecino</text:span></text:p>
      <text:p text:style-name="P19"/>
      <text:p text:style-name="P20">Version 1.0</text:p>
      <text:p text:style-name="P5"/>
      <text:p text:style-name="Standard"/>
      <text:p text:style-name="Text_20_body"/>
      <text:p text:style-name="Text_20_body"/>
      <text:p text:style-name="P2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5">1.0</text:p>
          </table:table-cell>
          <table:table-cell table:style-name="Table1.A1" office:value-type="string">
            <text:p text:style-name="P15">Creación de la US</text:p>
          </table:table-cell>
          <table:table-cell table:style-name="Table1.D1" office:value-type="string">
            <text:p text:style-name="P25">Grupo 6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P22">Table of Contents</text:p>
      <text:p text:style-name="P12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2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2"><text:span text:style-name="T9">User Story Specification</text:span><text:span text:style-name="T8"> </text:span></text:p>
      <text:p text:style-name="P11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18">Como <text:span text:style-name="T1">municipio quiero mostrarle al vecino estadísticas/infografías relevantes sobre el impacto que produce su participación en el proceso de reciclado para incentivar el reciclado.</text:span></text:p>
      <text:p text:style-name="P17"/>
      <text:h text:style-name="P28" text:outline-level="1"><text:bookmark-start text:name="__RefHeading___Toc508007277"/>Acceptance Criteria<text:bookmark-end text:name="__RefHeading___Toc508007277"/></text:h>
      <text:p text:style-name="P16"/>
      <text:p text:style-name="P16">- <text:span text:style-name="T10">Procesar la información para poder generar las estadísticas según criterios definidos a tener en cuenta.</text:span></text:p>
      <text:p text:style-name="P16">- <text:span text:style-name="T10">Ser capaz de presentar las estadísticas de diferente forma.</text:span></text:p>
      <text:p text:style-name="P16">- <text:span text:style-name="T1">Actualizar siempre la información presentada, al interés del vecino.</text:span></text:p>
      <text:p text:style-name="P16">- <text:span text:style-name="T1">Notificar al vecino uso frecuente de la aplic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82405" officeooo:paragraph-rsid="00282405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82405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  <style:text-properties officeooo:paragraph-rsid="00282405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6ea8b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252698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Presentar Estadísticas al Vecino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6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36:59.701000000</dc:date>
    <meta:editing-cycles>9</meta:editing-cycles>
    <meta:editing-duration>PT27M50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2" meta:word-count="139" meta:character-count="923" meta:non-whitespace-character-count="802"/>
  </office:meta>
</office:document-meta>
</file>